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Logic</text:p>
      <text:p text:style-name="P2">-Bisher Klare Entscheidung → nicht sehr natürlich</text:p>
      <text:p text:style-name="P2">-Man hat unscharfe Mengen, bei denen es einen grad an zugehörigkeit gibt.</text:p>
      <text:p text:style-name="P2">-Fuzzyfication:</text:p>
      <text:p text:style-name="P2"><text:tab/>-Eingabewerte über funktionen</text:p>
      <text:p text:style-name="P2"><text:tab/>-bspw. Gesundheitsgrad und Verletztheitsgrad</text:p>
      <text:p text:style-name="P2">-Es gibt viele Verfahren!</text:p>
      <text:p text:style-name="P2"><text:tab/>z.B.:</text:p>
      <text:p text:style-name="P2"><text:tab/>-Der höhere Wert entscheidet</text:p>
      <text:p text:style-name="P2"><text:tab/>-Schwerpunkt in einem Integral zwischen verschiedenen Punkten</text:p>
      <text:p text:style-name="P2"><text:tab/>-man versucht garnicht in zahlen umzuwandeln</text:p>
      <text:p text:style-name="P2"><text:tab/>-Bei mehreren UND verknüpfungen( braucht das UND das)</text:p>
      <text:p text:style-name="P2"><text:tab/><text:tab/>→ das mit dem größten Minimalen wert nehmen</text:p>
      <text:p text:style-name="P2">zugehörigkeit zu mengen : ist hungrig / nicht hungrig</text:p>
      <text:p text:style-name="P2"><text:tab/>statt 1 und 0 auch 0.63 und so</text:p>
      <text:p text:style-name="P2">Logik:</text:p>
      <text:p text:style-name="P2"><text:tab/>UND → min ODER → max</text:p>
      <text:p text:style-name="P2">Umwandlung in Fuzzy anhand von funktionen</text:p>
      <text:p text:style-name="P2">Von einer Funktion hin → Fuzzy zugehörigkeiten errechnen</text:p>
      <text:p text:style-name="P2"><text:tab/>→ aus den Fuzzy werten logische volle ganze Werte in anderem Graph rausfinden</text:p>
      <text:p text:style-name="P2"><text:tab/><text:tab/>-mit verschiedenen rechnungsmethoden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21:39.54</meta:creation-date>
    <dc:date>2014-07-02T12:36:43.77</dc:date>
    <meta:editing-duration>PT45M52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1" meta:paragraph-count="21" meta:word-count="122" meta:character-count="817"/>
  </office:meta>
</office:document-meta>
</file>